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20000003E8F0077A136DF8B5F3.png" manifest:media-type="image/png"/>
  <manifest:file-entry manifest:full-path="Pictures/100002010000009600000089B4D12682ED5052C0.png" manifest:media-type="image/png"/>
  <manifest:file-entry manifest:full-path="Pictures/10000201000000960000008CD39D63719F59A071.png" manifest:media-type="image/png"/>
  <manifest:file-entry manifest:full-path="Pictures/100002010000009A000000887F5654694EEBCABA.png" manifest:media-type="image/png"/>
  <manifest:file-entry manifest:full-path="Pictures/10000201000000940000008A122C9512C410474E.png" manifest:media-type="image/png"/>
  <manifest:file-entry manifest:full-path="Pictures/100002010000009B000000874874524AC9CDA9DE.png" manifest:media-type="image/png"/>
  <manifest:file-entry manifest:full-path="Pictures/100002010000009900000089522972055C90E627.png" manifest:media-type="image/png"/>
  <manifest:file-entry manifest:full-path="Pictures/10000201000000960000008ACAAEF77CD56C62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8cm" svg:stroke-color="#0000ff" draw:marker-start-width="0.327cm" draw:marker-end="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="none" fo:min-height="0.391cm"/>
    </style:style>
    <style:style style:name="gr4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color="#0000ff"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3.748cm" svg:x="1cm" svg:y="1cm">
          <draw:image xlink:href="Pictures/1000000000000320000003E8F0077A136DF8B5F3.png" xlink:type="simple" xlink:show="embed" xlink:actuate="onLoad">
            <text:p/>
          </draw:image>
        </draw:frame>
        <draw:g>
          <draw:line draw:style-name="gr2" draw:text-style-name="P2" draw:layer="layout" svg:x1="10.5cm" svg:y1="11.359cm" svg:x2="7cm" svg:y2="11.359cm">
            <text:p text:style-name="P1"><text:s text:c="2"/></text:p>
          </draw:line>
          <draw:frame draw:style-name="gr3" draw:text-style-name="P3" draw:layer="layout" svg:width="3.046cm" svg:height="0.641cm" svg:x="7.8cm" svg:y="11.359cm">
            <draw:text-box>
              <text:p><text:span text:style-name="T1">faster decrease</text:span></text:p>
            </draw:text-box>
          </draw:frame>
          <draw:line draw:style-name="gr4" draw:text-style-name="P2" draw:layer="layout" svg:x1="14.9cm" svg:y1="11.359cm" svg:x2="11.4cm" svg:y2="11.359cm">
            <text:p text:style-name="P1"><text:s text:c="2"/></text:p>
          </draw:line>
          <draw:frame draw:style-name="gr3" draw:text-style-name="P3" draw:layer="layout" svg:width="3.046cm" svg:height="0.641cm" svg:x="11.254cm" svg:y="11.359cm">
            <draw:text-box>
              <text:p><text:span text:style-name="T1">faster increase</text:span></text:p>
            </draw:text-box>
          </draw:frame>
        </draw:g>
        <draw:frame draw:style-name="gr5" draw:text-style-name="P2" draw:layer="layout" svg:width="3.175cm" svg:height="2.769cm" svg:x="3cm" svg:y="3.731cm">
          <draw:image xlink:href="Pictures/100002010000009A000000887F5654694EEBCABA.png" xlink:type="simple" xlink:show="embed" xlink:actuate="onLoad">
            <text:p/>
          </draw:image>
        </draw:frame>
        <draw:frame draw:style-name="gr5" draw:text-style-name="P2" draw:layer="layout" svg:width="3.175cm" svg:height="2.743cm" svg:x="5.325cm" svg:y="8cm">
          <draw:image xlink:href="Pictures/100002010000009B000000874874524AC9CDA9DE.png" xlink:type="simple" xlink:show="embed" xlink:actuate="onLoad">
            <text:p/>
          </draw:image>
        </draw:frame>
        <draw:frame draw:style-name="gr5" draw:text-style-name="P2" draw:layer="layout" svg:width="3.175cm" svg:height="2.819cm" svg:x="14.825cm" svg:y="4cm">
          <draw:image xlink:href="Pictures/100002010000009900000089522972055C90E627.png" xlink:type="simple" xlink:show="embed" xlink:actuate="onLoad">
            <text:p/>
          </draw:image>
        </draw:frame>
        <draw:line draw:style-name="gr6" draw:text-style-name="P2" draw:layer="layout" svg:x1="4.551cm" svg:y1="3.003cm" svg:x2="4.591cm" svg:y2="3.77cm">
          <text:p/>
        </draw:line>
        <draw:line draw:style-name="gr7" draw:text-style-name="P2" draw:layer="layout" svg:x1="10.98cm" svg:y1="10.781cm" svg:x2="8.453cm" svg:y2="9.433cm">
          <text:p/>
        </draw:line>
        <draw:line draw:style-name="gr7" draw:text-style-name="P2" draw:layer="layout" svg:x1="17.41cm" svg:y1="2.976cm" svg:x2="16.51cm" svg:y2="4.008cm">
          <text:p/>
        </draw:line>
        <draw:frame draw:style-name="gr5" draw:text-style-name="P2" draw:layer="layout" svg:width="3.175cm" svg:height="2.819cm" svg:x="6.218cm" svg:y="14.081cm">
          <draw:image xlink:href="Pictures/10000201000000960000008CD39D63719F59A071.png" xlink:type="simple" xlink:show="embed" xlink:actuate="onLoad">
            <text:p/>
          </draw:image>
        </draw:frame>
        <draw:frame draw:style-name="gr5" draw:text-style-name="P2" draw:layer="layout" svg:width="3.048cm" svg:height="2.794cm" svg:x="7.655cm" svg:y="19.166cm">
          <draw:image xlink:href="Pictures/10000201000000940000008A122C9512C410474E.png" xlink:type="simple" xlink:show="embed" xlink:actuate="onLoad">
            <text:p/>
          </draw:image>
        </draw:frame>
        <draw:line draw:style-name="gr6" draw:text-style-name="P2" draw:layer="layout" svg:x1="4.57cm" svg:y1="15.767cm" svg:x2="6.254cm" svg:y2="15.503cm">
          <text:p/>
        </draw:line>
        <draw:line draw:style-name="gr6" draw:text-style-name="P2" draw:layer="layout" svg:x1="9.38cm" svg:y1="23.139cm" svg:x2="9.248cm" svg:y2="21.9cm">
          <text:p/>
        </draw:line>
        <draw:frame draw:style-name="gr5" draw:text-style-name="P2" draw:layer="layout" svg:width="3.175cm" svg:height="2.896cm" svg:x="13.317cm" svg:y="19.142cm">
          <draw:image xlink:href="Pictures/10000201000000960000008ACAAEF77CD56C626D.png" xlink:type="simple" xlink:show="embed" xlink:actuate="onLoad">
            <text:p/>
          </draw:image>
        </draw:frame>
        <draw:frame draw:style-name="gr5" draw:text-style-name="P2" draw:layer="layout" svg:width="3.175cm" svg:height="2.896cm" svg:x="16.073cm" svg:y="15.1cm">
          <draw:image xlink:href="Pictures/100002010000009600000089B4D12682ED5052C0.png" xlink:type="simple" xlink:show="embed" xlink:actuate="onLoad">
            <text:p/>
          </draw:image>
        </draw:frame>
        <draw:line draw:style-name="gr6" draw:text-style-name="P2" draw:layer="layout" svg:x1="12.616cm" svg:y1="18.364cm" svg:x2="13.349cm" svg:y2="19.194cm">
          <text:p/>
        </draw:line>
        <draw:line draw:style-name="gr6" draw:text-style-name="P2" draw:layer="layout" svg:x1="17.402cm" svg:y1="14.492cm" svg:x2="17.655cm" svg:y2="15.1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1M8S</meta:editing-duration>
    <meta:editing-cycles>7</meta:editing-cycles>
    <meta:generator>LibreOffice/5.1.4.2$Windows_x86 LibreOffice_project/f99d75f39f1c57ebdd7ffc5f42867c12031db97a</meta:generator>
    <dc:date>2019-03-20T17:29:54.575000000</dc:date>
    <meta:document-statistic meta:object-count="20"/>
  </office:meta>
</office:document-meta>
</file>